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2" style:family="paragraph" style:parent-style-name="Standard">
      <style:text-properties fo:font-weight="normal" officeooo:rsid="001ef66c" officeooo:paragraph-rsid="001ef66c" style:font-weight-asian="normal" style:font-weight-complex="normal"/>
    </style:style>
    <style:style style:name="P3" style:family="paragraph" style:parent-style-name="Standard">
      <style:text-properties fo:font-weight="normal" officeooo:rsid="002a6bac" officeooo:paragraph-rsid="002a6bac" style:font-weight-asian="normal" style:font-weight-complex="normal"/>
    </style:style>
    <style:style style:name="P4" style:family="paragraph" style:parent-style-name="Standard">
      <style:text-properties fo:font-weight="normal" officeooo:rsid="002bc920" officeooo:paragraph-rsid="002bc920" style:font-weight-asian="normal" style:font-weight-complex="normal"/>
    </style:style>
    <style:style style:name="P5" style:family="paragraph" style:parent-style-name="Standard">
      <style:text-properties fo:font-weight="normal" officeooo:rsid="002c70e8" officeooo:paragraph-rsid="002c70e8" style:font-weight-asian="normal" style:font-weight-complex="normal"/>
    </style:style>
    <style:style style:name="P6" style:family="paragraph" style:parent-style-name="Standard">
      <style:text-properties officeooo:rsid="00190881" officeooo:paragraph-rsid="001ee4b9"/>
    </style:style>
    <style:style style:name="P7" style:family="paragraph" style:parent-style-name="Standard">
      <style:text-properties fo:font-weight="bold" officeooo:rsid="000fa9d3" officeooo:paragraph-rsid="001ee4b9" style:font-weight-asian="bold" style:font-weight-complex="bold"/>
    </style:style>
    <style:style style:name="P8" style:family="paragraph" style:parent-style-name="Standard">
      <style:text-properties fo:font-weight="bold" officeooo:rsid="001b0b5f" officeooo:paragraph-rsid="001ee4b9" style:font-weight-asian="bold" style:font-weight-complex="bold"/>
    </style:style>
    <style:style style:name="P9" style:family="paragraph" style:parent-style-name="Standard">
      <style:text-properties officeooo:rsid="001ee4b9" officeooo:paragraph-rsid="001ee4b9"/>
    </style:style>
    <style:style style:name="P10" style:family="paragraph" style:parent-style-name="Standard">
      <style:text-properties officeooo:rsid="0017f25a" officeooo:paragraph-rsid="001ee4b9"/>
    </style:style>
    <style:style style:name="P11" style:family="paragraph" style:parent-style-name="Standard">
      <style:text-properties officeooo:rsid="0022e5bc" officeooo:paragraph-rsid="0022e5bc"/>
    </style:style>
    <style:style style:name="P12" style:family="paragraph" style:parent-style-name="Standard" style:list-style-name="L1">
      <style:text-properties fo:font-weight="normal" officeooo:rsid="002bc920" officeooo:paragraph-rsid="002bc920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bc920" officeooo:paragraph-rsid="002bc920" style:font-weight-asian="normal" style:font-weight-complex="normal"/>
    </style:style>
    <style:style style:name="T1" style:family="text">
      <style:text-properties officeooo:rsid="000fa9d3"/>
    </style:style>
    <style:style style:name="T2" style:family="text">
      <style:text-properties officeooo:rsid="0022e5bc"/>
    </style:style>
    <style:style style:name="T3" style:family="text">
      <style:text-properties officeooo:rsid="002363ac"/>
    </style:style>
    <style:style style:name="T4" style:family="text">
      <style:text-properties officeooo:rsid="0027fe55"/>
    </style:style>
    <style:style style:name="T5" style:family="text">
      <style:text-properties officeooo:rsid="0028aa4d"/>
    </style:style>
    <style:style style:name="T6" style:family="text">
      <style:text-properties officeooo:rsid="002c70e8"/>
    </style:style>
    <style:style style:name="T7" style:family="text">
      <style:text-properties officeooo:rsid="002f6c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 hidden layer network</text:p>
      <text:p text:style-name="P10">Feature scaling: <text:span text:style-name="T4">StandardScaler</text:span> <text:span text:style-name="T3">feature</text:span> <text:span text:style-name="T3">scaling </text:span>performed on <text:span text:style-name="T2">X, Y </text:span></text:p>
      <text:p text:style-name="P11">ReLU activation function in all layers,<text:span text:style-name="T4">softsign in the last layer</text:span></text:p>
      <text:p text:style-name="P6">Validation loss after <text:span text:style-name="T1">400 epochs: </text:span></text:p>
      <text:p text:style-name="P7">Learning rate=theoretical LR</text:p>
      <text:p text:style-name="P8">Same random weights initialized for constant and adaptive learning rate schemes</text:p>
      <text:p text:style-name="P1">SGD optimizer <text:span text:style-name="T5">with momentum</text:span></text:p>
      <text:p text:style-name="P3">beta value=0.<text:span text:style-name="T7">5</text:span></text:p>
      <text:p text:style-name="P1"/>
      <text:p text:style-name="P2">Batch size=<text:span text:style-name="T3">64</text:span></text:p>
      <text:p text:style-name="P5"/>
      <text:p text:style-name="P4">CONSTANT LR</text:p>
      <text:list xml:id="list1453886355142116130" text:style-name="L1">
        <text:list-item>
          <text:p text:style-name="P12">w_prime=w – (lr) (Vt)</text:p>
        </text:list-item>
      </text:list>
      <text:p text:style-name="P4"/>
      <text:p text:style-name="P4">ADAPTIVE LR</text:p>
      <text:list xml:id="list3270224095320329358" text:style-name="L2">
        <text:list-item>
          <text:p text:style-name="P13">w_prime=w – (lr) (Vt)</text:p>
        </text:list-item>
        <text:list-item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2:09:04.726857228</meta:creation-date>
    <dc:date>2019-11-27T23:14:45.277388117</dc:date>
    <meta:editing-duration>PT1H11M52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63" meta:character-count="415" meta:non-whitespace-character-count="364"/>
  </office:meta>
</office:document-meta>
</file>